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625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" style:family="table-cell" style:parent-style-name="Default" style:data-style-name="N0"/>
    <style:style style:name="ce2" style:family="table-cell" style:parent-style-name="Default" style:data-style-name="N109"/>
    <style:style style:name="ce3" style:family="table-cell" style:parent-style-name="Default" style:data-style-name="N36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36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36">
      <style:table-cell-properties fo:border-bottom="none" fo:border-left="0.002cm solid #000000" fo:border-right="0.002cm solid #000000" fo:border-top="none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0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100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 style:data-style-name="N4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 style:data-style-name="N4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Default" style:data-style-name="N4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>
        <table:table-column table:style-name="co2" table:default-cell-style-name="ce2"/>
        <table:table-column table:style-name="co2" table:default-cell-style-name="ce4"/>
        <table:table-column table:style-name="co3" table:default-cell-style-name="ce9"/>
        <table:table-column table:style-name="co5" table:default-cell-style-name="ce13"/>
        <table:table-column table:style-name="co4" table:number-columns-repeated="1020" table:default-cell-style-name="ce10"/>
        <table:table-row table:style-name="ro2">
          <table:table-cell/>
          <table:table-cell table:style-name="ce3" office:value-type="string">
            <text:p>Datum</text:p>
          </table:table-cell>
          <table:table-cell table:style-name="ce7" office:value-type="string">
            <text:p>Aktivität</text:p>
          </table:table-cell>
          <table:table-cell table:style-name="ce12" office:value-type="string">
            <text:p>Bearbeitungszei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formula="of:=[.B3]" office:value-type="date" office:date-value="2010-10-12">
            <text:p>Dienstag</text:p>
          </table:table-cell>
          <table:table-cell office:value-type="date" office:date-value="2010-10-12">
            <text:p>12.10.2010</text:p>
          </table:table-cell>
          <table:table-cell office:value-type="string">
            <text:p>1. Pflichttreffen</text:p>
          </table:table-cell>
          <table:table-cell table:style-name="ce14" office:value-type="time" office:time-value="PT02H30M00S">
            <text:p>02:30</text:p>
          </table:table-cell>
          <table:table-cell table:number-columns-repeated="1020"/>
        </table:table-row>
        <table:table-row table:style-name="ro2">
          <table:table-cell table:formula="of:=[.B4]" office:value-type="date" office:date-value="2010-10-15">
            <text:p>Freitag</text:p>
          </table:table-cell>
          <table:table-cell office:value-type="date" office:date-value="2010-10-15">
            <text:p>15.10.2010</text:p>
          </table:table-cell>
          <table:table-cell office:value-type="string">
            <text:p>Pflichtenheft</text:p>
          </table:table-cell>
          <table:table-cell table:style-name="ce14" office:value-type="time" office:time-value="PT00H10M00S">
            <text:p>00:10</text:p>
          </table:table-cell>
          <table:table-cell table:number-columns-repeated="1020"/>
        </table:table-row>
        <table:table-row table:style-name="ro2">
          <table:table-cell table:formula="of:=[.B5]" office:value-type="date" office:date-value="2010-10-16">
            <text:p>Samstag</text:p>
          </table:table-cell>
          <table:table-cell table:style-name="ce5" office:value-type="date" office:date-value="2010-10-16">
            <text:p>16.10.2010</text:p>
          </table:table-cell>
          <table:table-cell office:value-type="string">
            <text:p>Pflichtenheft</text:p>
          </table:table-cell>
          <table:table-cell table:style-name="ce14" office:value-type="time" office:time-value="PT01H00M00S">
            <text:p>01:00</text:p>
          </table:table-cell>
          <table:table-cell table:style-name="Default" table:number-columns-repeated="1020"/>
        </table:table-row>
        <table:table-row table:style-name="ro2">
          <table:table-cell table:formula="of:=[.B6]" office:value-type="date" office:date-value="2010-10-17">
            <text:p>Sonntag</text:p>
          </table:table-cell>
          <table:table-cell office:value-type="date" office:date-value="2010-10-17">
            <text:p>17.10.2010</text:p>
          </table:table-cell>
          <table:table-cell office:value-type="string">
            <text:p>Pflichtenheft</text:p>
          </table:table-cell>
          <table:table-cell table:style-name="ce14" office:value-type="time" office:time-value="PT02H30M00S">
            <text:p>02:30</text:p>
          </table:table-cell>
          <table:table-cell table:style-name="Default" table:formula="of:=SUM([.D3:.D6])" office:value-type="time" office:time-value="PT06H10M00S">
            <text:p>06:10:00</text:p>
          </table:table-cell>
          <table:table-cell table:style-name="Default" table:number-columns-repeated="1019"/>
        </table:table-row>
        <table:table-row table:style-name="ro2">
          <table:table-cell table:formula="of:=[.B7]" office:value-type="date" office:date-value="2010-10-19">
            <text:p>Dienstag</text:p>
          </table:table-cell>
          <table:table-cell office:value-type="date" office:date-value="2010-10-19">
            <text:p>19.10.2010</text:p>
          </table:table-cell>
          <table:table-cell office:value-type="string">
            <text:p>Internes Treffen</text:p>
          </table:table-cell>
          <table:table-cell table:style-name="ce14" office:value-type="time" office:time-value="PT02H00M00S">
            <text:p>02:00</text:p>
          </table:table-cell>
          <table:table-cell table:style-name="Default" table:number-columns-repeated="1020"/>
        </table:table-row>
        <table:table-row table:style-name="ro2">
          <table:table-cell table:formula="of:=[.B8]" office:value-type="date" office:date-value="2010-10-21">
            <text:p>Donnerstag</text:p>
          </table:table-cell>
          <table:table-cell office:value-type="date" office:date-value="2010-10-21">
            <text:p>21.10.2010</text:p>
          </table:table-cell>
          <table:table-cell table:style-name="ce8" office:value-type="string">
            <text:p>Webseite</text:p>
          </table:table-cell>
          <table:table-cell table:style-name="ce14" office:value-type="time" office:time-value="PT02H00M00S">
            <text:p>02:00</text:p>
          </table:table-cell>
          <table:table-cell table:style-name="Default" table:number-columns-repeated="1020"/>
        </table:table-row>
        <table:table-row table:style-name="ro2">
          <table:table-cell table:formula="of:=[.B9]" office:value-type="date" office:date-value="2010-10-22">
            <text:p>Freitag</text:p>
          </table:table-cell>
          <table:table-cell office:value-type="date" office:date-value="2010-10-22">
            <text:p>22.10.2010</text:p>
          </table:table-cell>
          <table:table-cell table:style-name="ce8" office:value-type="string">
            <text:p>Webseite</text:p>
          </table:table-cell>
          <table:table-cell table:style-name="ce14" office:value-type="time" office:time-value="PT00H30M00S">
            <text:p>00:30</text:p>
          </table:table-cell>
          <table:table-cell table:style-name="Default" table:number-columns-repeated="1020"/>
        </table:table-row>
        <table:table-row table:style-name="ro2">
          <table:table-cell table:formula="of:=[.B10]" office:value-type="date" office:date-value="2010-10-24">
            <text:p>Sonntag</text:p>
          </table:table-cell>
          <table:table-cell office:value-type="date" office:date-value="2010-10-24">
            <text:p>24.10.2010</text:p>
          </table:table-cell>
          <table:table-cell table:style-name="ce8" office:value-type="string">
            <text:p>Theoretischer Hintergrund</text:p>
          </table:table-cell>
          <table:table-cell table:style-name="ce14" office:value-type="time" office:time-value="PT00H20M00S">
            <text:p>00:20</text:p>
          </table:table-cell>
          <table:table-cell table:style-name="Default" table:formula="of:=SUM([.D7:.D9])" office:value-type="time" office:time-value="PT04H30M00S">
            <text:p>04:30:00</text:p>
          </table:table-cell>
          <table:table-cell table:style-name="Default" table:number-columns-repeated="1019"/>
        </table:table-row>
        <table:table-row table:style-name="ro2">
          <table:table-cell table:formula="of:=[.B11]" office:value-type="date" office:date-value="2010-10-26">
            <text:p>Dienstag</text:p>
          </table:table-cell>
          <table:table-cell office:value-type="date" office:date-value="2010-10-26">
            <text:p>26.10.2010</text:p>
          </table:table-cell>
          <table:table-cell office:value-type="string">
            <text:p>Orga</text:p>
          </table:table-cell>
          <table:table-cell office:value-type="time" office:time-value="PT01H05M00S">
            <text:p>01:05</text:p>
          </table:table-cell>
          <table:table-cell table:number-columns-repeated="1020"/>
        </table:table-row>
        <table:table-row table:style-name="ro2">
          <table:table-cell table:formula="of:=[.B12]" office:value-type="date" office:date-value="2010-10-27">
            <text:p>Mittwoch</text:p>
          </table:table-cell>
          <table:table-cell office:value-type="date" office:date-value="2010-10-27">
            <text:p>27.10.2010</text:p>
          </table:table-cell>
          <table:table-cell office:value-type="string">
            <text:p>Orga</text:p>
          </table:table-cell>
          <table:table-cell office:value-type="time" office:time-value="PT00H31M00S">
            <text:p>00:31</text:p>
          </table:table-cell>
          <table:table-cell table:number-columns-repeated="1020"/>
        </table:table-row>
        <table:table-row table:style-name="ro2">
          <table:table-cell table:formula="of:=[.B13]" office:value-type="date" office:date-value="2010-10-28">
            <text:p>Donnerstag</text:p>
          </table:table-cell>
          <table:table-cell office:value-type="date" office:date-value="2010-10-28">
            <text:p>28.10.2010</text:p>
          </table:table-cell>
          <table:table-cell office:value-type="string">
            <text:p>Tutorentreffen</text:p>
          </table:table-cell>
          <table:table-cell office:value-type="time" office:time-value="PT01H18M00S">
            <text:p>01:18</text:p>
          </table:table-cell>
          <table:table-cell table:number-columns-repeated="1020"/>
        </table:table-row>
        <table:table-row table:style-name="ro2">
          <table:table-cell table:formula="of:=[.B14]" office:value-type="date" office:date-value="2010-10-28">
            <text:p>Donnerstag</text:p>
          </table:table-cell>
          <table:table-cell office:value-type="date" office:date-value="2010-10-28">
            <text:p>28.10.2010</text:p>
          </table:table-cell>
          <table:table-cell office:value-type="string">
            <text:p>crc karten spiel und analyse</text:p>
          </table:table-cell>
          <table:table-cell office:value-type="time" office:time-value="PT03H04M00S">
            <text:p>03:04</text:p>
          </table:table-cell>
          <table:table-cell table:number-columns-repeated="1020"/>
        </table:table-row>
        <table:table-row table:style-name="ro2">
          <table:table-cell table:formula="of:=[.B15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Orga</text:p>
          </table:table-cell>
          <table:table-cell office:value-type="time" office:time-value="PT00H30M00S">
            <text:p>00:30</text:p>
          </table:table-cell>
          <table:table-cell table:number-columns-repeated="1020"/>
        </table:table-row>
        <table:table-row table:style-name="ro2">
          <table:table-cell table:formula="of:=[.B16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Wiki</text:p>
          </table:table-cell>
          <table:table-cell office:value-type="time" office:time-value="PT00H14M00S">
            <text:p>00:14</text:p>
          </table:table-cell>
          <table:table-cell table:number-columns-repeated="1020"/>
        </table:table-row>
        <table:table-row table:style-name="ro2">
          <table:table-cell table:formula="of:=[.B17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Projektplanung</text:p>
          </table:table-cell>
          <table:table-cell office:value-type="time" office:time-value="PT03H03M00S">
            <text:p>03:03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10-11-01">
            <text:p>01.11.2010</text:p>
          </table:table-cell>
          <table:table-cell office:value-type="string">
            <text:p>Theoretischer Hintergrund</text:p>
          </table:table-cell>
          <table:table-cell office:value-type="time" office:time-value="PT01H30M00S">
            <text:p>01:30</text:p>
          </table:table-cell>
          <table:table-cell table:number-columns-repeated="1020"/>
        </table:table-row>
        <table:table-row table:style-name="ro4">
          <table:table-cell/>
          <table:table-cell office:value-type="date" office:date-value="2010-11-02">
            <text:p>02.11.2010</text:p>
          </table:table-cell>
          <table:table-cell office:value-type="string">
            <text:p>Kundentreffen und Nachbesprechung</text:p>
          </table:table-cell>
          <table:table-cell office:value-type="time" office:time-value="PT01H35M00S">
            <text:p>01:35</text:p>
          </table:table-cell>
          <table:table-cell table:number-columns-repeated="1020"/>
        </table:table-row>
        <table:table-row table:style-name="ro4">
          <table:table-cell/>
          <table:table-cell office:value-type="date" office:date-value="2010-11-02">
            <text:p>02.11.2010</text:p>
          </table:table-cell>
          <table:table-cell office:value-type="string">
            <text:p>Projekteinrichung</text:p>
          </table:table-cell>
          <table:table-cell office:value-type="time" office:time-value="PT02H10M00S">
            <text:p>02:10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10-11-04">
            <text:p>04.11.2010</text:p>
          </table:table-cell>
          <table:table-cell office:value-type="string">
            <text:p>Treffen</text:p>
          </table:table-cell>
          <table:table-cell office:value-type="time" office:time-value="PT01H00M00S">
            <text:p>01:00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number-columns-repeated="1020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number-columns-repeated="1020"/>
        </table:table-row>
      </table:table>
      <table:table table:name="Tabelle2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</number:date-style>
    <number:date-style style:name="N109">
      <number:day-of-week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.11.2010</text:date>, <text:time>10:4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1-08T10:42:09</dc:date>
    <meta:editing-duration>PT00H50M23S</meta:editing-duration>
    <meta:editing-cycles>10</meta:editing-cycles>
    <meta:document-statistic meta:table-count="3" meta:cell-count="77" meta:object-count="0"/>
  </office:meta>
</office:document-meta>
</file>